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adornments="Bold" style:font-pitch="fixed"/>
    <style:font-face style:name="Hack" svg:font-family="Hack" style:font-adornments="Regular" style:font-pitch="fixed"/>
    <style:font-face style:name="Hack3" svg:font-family="Hack" style:font-adornments="標準" style:font-pitch="fixed"/>
    <style:font-face style:name="Baekmuk Batang" svg:font-family="'Baekmuk Batang'" style:font-adornments="Regular" style:font-pitch="variable"/>
    <style:font-face style:name="FontAwesome1" svg:font-family="FontAwesome" style:font-pitch="variable"/>
    <style:font-face style:name="FontAwesome" svg:font-family="FontAwesome" style:font-adornments="Semibold" style:font-pitch="variable"/>
    <style:font-face style:name="Hack2" svg:font-family="Hack" style:font-adornments="標準" style:font-pitch="variable"/>
    <style:font-face style:name="Icons1" svg:font-family="Icons" style:font-pitch="variable"/>
    <style:font-face style:name="Icons" svg:font-family="Icons" style:font-adornments="Semibold" style:font-pitch="variable"/>
    <style:font-face style:name="Source Sans Pro3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draw:auto-grow-height="true" fo:min-height="5.25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3.75cm"/>
    </style:style>
    <style:style style:name="gr4" style:family="graphic" style:parent-style-name="standard">
      <style:graphic-properties draw:stroke="none" svg:stroke-color="#000000" draw:fill="solid" draw:fill-color="#b2b2b2" draw:opacity="50%" draw:auto-grow-height="true" draw:auto-grow-width="false" fo:max-height="0cm" fo:min-height="0cm" draw:shadow="hidden" draw:shadow-offset-x="0.203cm" draw:shadow-offset-y="0.203cm" draw:shadow-opacity="50%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outline1">
      <style:graphic-properties fo:min-height="6.427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style:paragraph-properties fo:margin-left="0cm" fo:margin-right="0cm" fo:text-align="center" fo:text-indent="0cm" style:text-autospace="ideograph-alpha" style:punctuation-wrap="hanging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style:font-name="Hack1" fo:font-size="16pt" fo:font-weight="bold" style:font-size-asian="28pt" style:font-size-complex="32pt"/>
    </style:style>
    <style:style style:name="P8" style:family="paragraph">
      <style:text-properties fo:color="#333333" style:font-name="Hack" fo:font-size="18pt" style:font-size-complex="18pt"/>
    </style:style>
    <style:style style:name="P9" style:family="paragraph">
      <loext:graphic-properties draw:fill="solid" draw:fill-color="#b2b2b2" draw:opacity="50%"/>
      <style:text-properties fo:color="#333333" style:font-name="Hack" fo:font-size="18pt" style:font-size-complex="18pt"/>
    </style:style>
    <style:style style:name="P10" style:family="paragraph">
      <style:text-properties fo:font-size="18pt" style:font-size-asian="18pt" style:font-size-complex="18pt"/>
    </style:style>
    <style:style style:name="T1" style:family="text">
      <style:text-properties fo:font-size="22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6pt" style:font-size-complex="1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77bc65" style:font-name="Hack1" fo:font-size="16pt" fo:font-weight="bold" style:font-size-asian="28pt" style:font-size-complex="32pt"/>
    </style:style>
    <style:style style:name="T6" style:family="text">
      <style:text-properties style:font-name="Hack1" fo:font-size="16pt" fo:font-weight="bold" style:font-size-asian="28pt" style:font-size-complex="32pt"/>
    </style:style>
    <style:style style:name="T7" style:family="text">
      <style:text-properties fo:color="#1c1c1c" style:font-name="Hack1" fo:font-size="16pt" fo:font-weight="bold" style:font-size-asian="28pt" style:font-size-complex="32pt"/>
    </style:style>
    <style:style style:name="T8" style:family="text">
      <style:text-properties fo:color="#729fcf" style:font-name="Hack1" fo:font-size="16pt" fo:font-weight="bold" style:font-size-asian="28pt" style:font-size-complex="32pt"/>
    </style:style>
    <style:style style:name="T9" style:family="text">
      <style:text-properties fo:color="#ffb66c" style:font-name="Hack1" fo:font-size="16pt" fo:font-weight="bold" style:font-size-asian="28pt" style:font-size-complex="32pt"/>
    </style:style>
    <style:style style:name="T10" style:family="text">
      <style:text-properties fo:color="#a1467e" style:font-name="Hack1" fo:font-size="16pt" fo:font-weight="bold" style:font-size-asian="28pt" style:font-size-complex="32pt"/>
    </style:style>
    <style:style style:name="T11" style:family="text">
      <style:text-properties fo:font-size="24pt" style:font-size-asian="22pt" style:font-size-complex="24pt"/>
    </style:style>
    <style:style style:name="T12" style:family="text">
      <style:text-properties fo:color="#333333" fo:font-size="24pt" style:font-size-asian="22pt" style:font-size-complex="24pt"/>
    </style:style>
    <style:style style:name="T13" style:family="text">
      <style:text-properties fo:color="#ff972f" style:font-name="Hack1" fo:font-size="16pt" fo:font-weight="bold" style:font-size-asian="28pt" style:font-size-complex="32pt"/>
    </style:style>
    <style:style style:name="T14" style:family="text">
      <style:text-properties fo:color="#ff0000" style:font-name="Hack1" fo:font-size="16pt" fo:font-weight="bold" style:font-size-asian="28pt" style:font-size-complex="32pt"/>
    </style:style>
    <style:style style:name="T15" style:family="text">
      <style:text-properties fo:color="#333333" fo:font-size="15pt" style:font-size-asian="14pt" style:font-size-complex="15pt"/>
    </style:style>
    <style:style style:name="T16" style:family="text">
      <style:text-properties fo:color="#333333" style:font-name="Hack" fo:font-size="22pt" style:font-size-asian="20pt" style:font-size-complex="22pt"/>
    </style:style>
    <style:style style:name="T17" style:family="text">
      <style:text-properties fo:color="#8d1d75" style:font-name="Hack1" fo:font-size="16pt" fo:font-weight="bold" style:font-size-asian="28pt" style:font-size-complex="32pt"/>
    </style:style>
    <style:style style:name="T18" style:family="text">
      <style:text-properties fo:color="#333333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name="FontAwesome1" fo:font-size="18pt" style:font-size-asian="18pt" style:font-size-complex="18pt"/>
    </style:style>
    <style:style style:name="T21" style:family="text">
      <style:text-properties style:font-name="Icons1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A Crash Course to C++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Please excuse any spelling errors.</text:span></text:p>
          </draw:text-box>
        </draw:frame>
        <draw:frame draw:style-name="gr1" draw:text-style-name="P3" draw:layer="layout" svg:width="26cm" svg:height="5.5cm" svg:x="1cm" svg:y="14.5cm">
          <draw:text-box>
            <text:p text:style-name="P2"><text:span text:style-name="T2">Please excuse any spelling error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tting U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Go to </text:span><text:span text:style-name="T3"><text:a xlink:href="https://github.com/DuongTyler/CppCrashCourse" xlink:type="simple">https://github.com/DuongTyler/CppCrashCourse</text:a></text:span><text:span text:style-name="T3"><text:s/>and download the entire repository. </text:span></text:p>
              </text:list-item>
              <text:list-item>
                <text:p><text:span text:style-name="T3">Unzip the file and use the contents </text:span><text:span text:style-name="T3">for our less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the heck is it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++ is a programming language extended from C</text:p>
              </text:list-item>
              <text:list-item>
                <text:p>It has classes much like java</text:p>
              </text:list-item>
              <text:list-item>
                <text:p>It works much more closely with memory</text:p>
              </text:list-item>
              <text:list-item>
                <text:p>Unlike .jar files, <text:span text:style-name="T4">(which are </text:span><text:span text:style-name="T4">compiled for the JVM, a virutal machine that will interpret </text:span><text:span text:style-name="T4">the compiled code)</text:span> a binary compiled for one type of cpu will not work on other cpus.</text:p>
              </text:list-item>
            </text:list>
          </draw:text-box>
        </draw:frame>
        <draw:frame presentation:style-name="pr4" draw:layer="layout" svg:width="26cm" svg:height="2.663cm" svg:x="10.465cm" svg:y="7.858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tting started with normal C++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Open an IDE and create a new C++ project.</text:p>
              </text:list-item>
              <text:list-item>
                <text:p>Open the file in the code and run it the same way you would run java.</text:p>
              </text:list-item>
            </text:list>
          </draw:text-box>
        </draw:frame>
        <draw:frame draw:style-name="gr3" draw:text-style-name="P6" draw:layer="layout" svg:width="26cm" svg:height="14cm" svg:x="1cm" svg:y="5.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00 - The Basics</text:p>
          </draw:text-box>
        </draw:frame>
        <draw:frame presentation:style-name="Midnightblue-outline1" draw:text-style-name="P7" draw:layer="layout" svg:width="7.128cm" svg:height="14cm" svg:x="1cm" svg:y="5.5cm" presentation:class="outline" presentation:user-transformed="true">
          <draw:text-box>
            <text:list text:style-name="L2">
              <text:list-header>
                <text:p text:style-name="P7"><text:span text:style-name="T5">int</text:span><text:span text:style-name="T6"> </text:span><text:span text:style-name="T7">main</text:span><text:span text:style-name="T6">()</text:span></text:p>
                <text:p text:style-name="P7"><text:span text:style-name="T6">{</text:span></text:p>
                <text:list>
                  <text:list-header>
                    <text:p><text:span text:style-name="T8">//code here</text:span></text:p>
                    <text:p><text:span text:style-name="T9">return</text:span><text:span text:style-name="T8"> </text:span><text:span text:style-name="T10">0</text:span><text:span text:style-name="T7">;</text:span></text:p>
                  </text:list-header>
                </text:list>
                <text:p text:style-name="P7"><text:span text:style-name="T6">}</text:span></text:p>
              </text:list-header>
            </text:list>
          </draw:text-box>
        </draw:frame>
        <draw:frame presentation:style-name="pr8" draw:layer="layout" svg:width="17.865cm" svg:height="13.296cm" svg:x="9.144cm" svg:y="5.5cm" presentation:class="outline" presentation:user-transformed="true">
          <draw:text-box>
            <text:list text:style-name="L2">
              <text:list-item>
                <text:p><text:span text:style-name="T11">All C++ Programs will enter </text:span><text:span text:style-name="T11">at a function called ‘int </text:span><text:span text:style-name="T11">main()’</text:span></text:p>
              </text:list-item>
              <text:list-item>
                <text:p><text:span text:style-name="T11">This is the starting point of </text:span><text:span text:style-name="T11">the function. </text:span></text:p>
              </text:list-item>
              <text:list-item>
                <text:p><text:span text:style-name="T11">Arguments are optional.</text:span></text:p>
              </text:list-item>
              <text:list-item>
                <text:p><text:span text:style-name="T11">At the end of the program, </text:span><text:span text:style-name="T11">we must return a value.</text:span></text:p>
                <text:list>
                  <text:list-item>
                    <text:p><text:span text:style-name="T12">Usually we return 0 for a </text:span><text:span text:style-name="T12">successful run</text:span></text:p>
                  </text:list-item>
                  <text:list-item>
                    <text:p><text:span text:style-name="T12">We can return other integers as </text:span><text:span text:style-name="T12">error cod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utput</text:p>
          </draw:text-box>
        </draw:frame>
        <draw:frame presentation:style-name="Midnightblue-outline1" draw:text-style-name="P7" draw:layer="layout" svg:width="13.716cm" svg:height="14cm" svg:x="-0.762cm" svg:y="5.334cm" presentation:class="outline" presentation:user-transformed="true">
          <draw:text-box>
            <text:list text:style-name="L2">
              <text:list-header>
                <text:p text:style-name="P7"><text:span text:style-name="T8">#include</text:span><text:span text:style-name="T5"> </text:span><text:span text:style-name="T10">&lt;iostream&gt;</text:span></text:p>
                <text:p text:style-name="P7"><text:span text:style-name="T8">#include</text:span><text:span text:style-name="T5"> </text:span><text:span text:style-name="T10">&lt;stdio.h&gt;</text:span></text:p>
                <text:p text:style-name="P7"><text:span text:style-name="T13">using</text:span><text:span text:style-name="T5"> namespace </text:span><text:span text:style-name="T7">std;</text:span></text:p>
                <text:p text:style-name="P7"><text:span text:style-name="T5">int</text:span><text:span text:style-name="T6"> </text:span><text:span text:style-name="T7">main</text:span><text:span text:style-name="T6">()</text:span></text:p>
                <text:p text:style-name="P7"><text:span text:style-name="T6">{</text:span></text:p>
                <text:list>
                  <text:list-header>
                    <text:p><text:span text:style-name="T5">int</text:span><text:span text:style-name="T6"> </text:span><text:span text:style-name="T7">num1</text:span><text:span text:style-name="T6"> </text:span><text:span text:style-name="T7">=</text:span><text:span text:style-name="T6"> </text:span><text:span text:style-name="T10">1</text:span><text:span text:style-name="T7">;</text:span></text:p>
                    <text:p><text:span text:style-name="T7">printf(</text:span><text:span text:style-name="T10">“num1: </text:span><text:span text:style-name="T14">%d\n</text:span><text:span text:style-name="T10">”</text:span><text:span text:style-name="T7">, num1);</text:span></text:p>
                    <text:p><text:span text:style-name="T7">cout &lt;&lt; </text:span><text:span text:style-name="T10">“num1: ”</text:span><text:span text:style-name="T7"> &lt;&lt; num1 &lt;&lt; endl;</text:span></text:p>
                    <text:p><text:span text:style-name="T9">return</text:span><text:span text:style-name="T8"> </text:span><text:span text:style-name="T10">0</text:span><text:span text:style-name="T7">;</text:span></text:p>
                  </text:list-header>
                </text:list>
                <text:p text:style-name="P7"><text:span text:style-name="T6">}</text:span></text:p>
              </text:list-header>
            </text:list>
          </draw:text-box>
        </draw:frame>
        <draw:frame presentation:style-name="pr8" draw:layer="layout" svg:width="14.563cm" svg:height="8.128cm" svg:x="13.123cm" svg:y="4.826cm" presentation:class="outline" presentation:user-transformed="true">
          <draw:text-box>
            <text:list text:style-name="L2">
              <text:list-item>
                <text:p><text:span text:style-name="T15">There are two main ways we can output </text:span><text:span text:style-name="T15">text to the console.</text:span></text:p>
              </text:list-item>
              <text:list-item>
                <text:p><text:span text:style-name="T15">printf(“format %d %d...”, var1, var2 … );</text:span></text:p>
                <text:list>
                  <text:list-item>
                    <text:p><text:span text:style-name="T15">This requires the stdio library</text:span></text:p>
                  </text:list-item>
                </text:list>
              </text:list-item>
              <text:list-item>
                <text:p><text:span text:style-name="T15">cout &lt;&lt; “Text” &lt;&lt; var1 &lt;&lt; var2 &lt;&lt; endl;</text:span></text:p>
                <text:list>
                  <text:list-item>
                    <text:p><text:span text:style-name="T15">This requires the iostream library</text:span></text:p>
                  </text:list-item>
                </text:list>
              </text:list-item>
              <text:list-item>
                <text:p><text:span text:style-name="T15">I will be using printf mostly because I like to </text:span><text:span text:style-name="T15">do things the hard way, but cout is the safer </text:span><text:span text:style-name="T15">and more flexible way. </text:span></text:p>
              </text:list-item>
            </text:list>
          </draw:text-box>
        </draw:frame>
        <draw:frame draw:style-name="gr4" draw:text-style-name="P9" draw:layer="layout" svg:width="12.785cm" svg:height="2.957cm" svg:x="0.508cm" svg:y="16.601cm">
          <draw:text-box>
            <text:p text:style-name="P8"><text:span text:style-name="T16">OUTPUT:</text:span></text:p>
            <text:p text:style-name="P8"><text:span text:style-name="T16">num1: 1</text:span></text:p>
            <text:p text:style-name="P8"><text:span text:style-name="T16">num1: 1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01 - Variables</text:p>
          </draw:text-box>
        </draw:frame>
        <draw:frame presentation:style-name="Midnightblue-outline1" draw:text-style-name="P7" draw:layer="layout" svg:width="9.652cm" svg:height="14cm" svg:x="-1.016cm" svg:y="5.304cm" presentation:class="outline" presentation:user-transformed="true">
          <draw:text-box>
            <text:list text:style-name="L2">
              <text:list-header>
                <text:p text:style-name="P7"><text:span text:style-name="T8">#include</text:span><text:span text:style-name="T10"> &lt;string&gt;</text:span></text:p>
                <text:p text:style-name="P7"><text:span text:style-name="T5">int</text:span><text:span text:style-name="T6"> </text:span><text:span text:style-name="T7">main</text:span><text:span text:style-name="T6">()</text:span></text:p>
                <text:p text:style-name="P7"><text:span text:style-name="T6">{</text:span></text:p>
                <text:list>
                  <text:list-header>
                    <text:p><text:span text:style-name="T5">int</text:span><text:span text:style-name="T7"> a = </text:span><text:span text:style-name="T17">1</text:span><text:span text:style-name="T7">;</text:span></text:p>
                    <text:p><text:span text:style-name="T5">double</text:span><text:span text:style-name="T7"> b = </text:span><text:span text:style-name="T10">1.0</text:span><text:span text:style-name="T7">;</text:span></text:p>
                    <text:p><text:span text:style-name="T5">float</text:span><text:span text:style-name="T7"> c = </text:span><text:span text:style-name="T17">1.0f</text:span><text:span text:style-name="T7">;</text:span></text:p>
                    <text:p><text:span text:style-name="T5">char</text:span><text:span text:style-name="T7"> d = </text:span><text:span text:style-name="T17">‘a’</text:span><text:span text:style-name="T7">;</text:span></text:p>
                    <text:p><text:span text:style-name="T5">bool</text:span><text:span text:style-name="T7"> e = </text:span><text:span text:style-name="T10">true</text:span><text:span text:style-name="T7">;</text:span></text:p>
                    <text:p><text:span text:style-name="T7">std::string str;</text:span></text:p>
                    <text:p><text:span text:style-name="T5">int</text:span><text:span text:style-name="T7"> arr[] = {</text:span><text:span text:style-name="T10">0</text:span><text:span text:style-name="T7">,</text:span><text:span text:style-name="T10">1</text:span><text:span text:style-name="T7">};</text:span></text:p>
                    <text:p><text:span text:style-name="T9">return</text:span><text:span text:style-name="T8"> </text:span><text:span text:style-name="T10">0</text:span><text:span text:style-name="T7">;</text:span></text:p>
                  </text:list-header>
                </text:list>
                <text:p text:style-name="P7"><text:span text:style-name="T6">}</text:span></text:p>
              </text:list-header>
            </text:list>
          </draw:text-box>
        </draw:frame>
        <draw:frame presentation:style-name="pr8" draw:layer="layout" svg:width="17.865cm" svg:height="13.296cm" svg:x="9.144cm" svg:y="5.5cm" presentation:class="outline" presentation:user-transformed="true">
          <draw:text-box>
            <text:list text:style-name="L2">
              <text:list-item>
                <text:p>We declare most datatypes like we do in Java</text:p>
              </text:list-item>
              <text:list-item>
                <text:p>Differences</text:p>
                <text:list>
                  <text:list-item>
                    <text:p><text:span text:style-name="T18">boolean → </text:span><text:span text:style-name="T18">bool</text:span></text:p>
                  </text:list-item>
                  <text:list-item>
                    <text:p><text:span text:style-name="T18">String → </text:span><text:span text:style-name="T18">string</text:span></text:p>
                    <text:list>
                      <text:list-item>
                        <text:p><text:span text:style-name="T18">Note: </text:span><text:span text:style-name="T18">We need </text:span><text:span text:style-name="T18">to </text:span><text:span text:style-name="T18">include a </text:span><text:span text:style-name="T18">library </text:span><text:span text:style-name="T18">for </text:span><text:span text:style-name="T18">strings: </text:span><text:span text:style-name="T18">I’ll </text:span><text:span text:style-name="T18">explain </text:span><text:span text:style-name="T18">la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etting Started with Arduino IDE</text:p>
          </draw:text-box>
        </draw:frame>
        <draw:frame presentation:style-name="pr5" draw:text-style-name="P10" draw:layer="layout" svg:width="26cm" svg:height="14cm" svg:x="1cm" svg:y="5.5cm" presentation:class="outline">
          <draw:text-box>
            <text:list text:style-name="L2">
              <text:list-item>
                <text:p><text:span text:style-name="T19">Hit your windows </text:span><text:span text:style-name="T20">(</text:span><text:span text:style-name="T21"></text:span><text:span text:style-name="T20">)</text:span><text:span text:style-name="T19"> key</text:span></text:p>
              </text:list-item>
              <text:list-item>
                <text:p><text:span text:style-name="T19">Type Arduino</text:span></text:p>
              </text:list-item>
              <text:list-item>
                <text:p><text:span text:style-name="T19">Hit enter to run</text:span></text:p>
              </text:list-item>
              <text:list-item>
                <text:p><text:span text:style-name="T19">Open up an example project under </text:span><text:span text:style-name="T19">File &gt; Example</text:span></text:p>
              </text:list-item>
              <text:list-item>
                <text:p><text:span text:style-name="T19">Select your board model in the </text:span><text:span text:style-name="T19">Sketch dropdown</text:span></text:p>
              </text:list-item>
              <text:list-item>
                <text:p><text:span text:style-name="T19">Choose the right USB (if there are </text:span><text:span text:style-name="T19">problems, call me over)</text:span></text:p>
              </text:list-item>
              <text:list-item>
                <text:p><text:span text:style-name="T19">If you don’t know how to do </text:span><text:span text:style-name="T19">something, look at the arduino </text:span><text:span text:style-name="T19">documentation. The libraries are well </text:span><text:span text:style-name="T19">documented and easy to understand, </text:span><text:span text:style-name="T19">even coming from java.</text:span></text:p>
              </text:list-item>
              <text:list-item>
                <text:p><text:span text:style-name="T19">Play around with it. Look up youtube </text:span><text:span text:style-name="T19">videos or read guides on how to use </text:span><text:span text:style-name="T19">some of the components.</text:span></text:p>
                <text:list>
                  <text:list-item>
                    <text:p><text:span text:style-name="T19">Some boards may not support all libraries. </text:span><text:span text:style-name="T19">Only a select few boards can serve as a </text:span><text:span text:style-name="T19">HID devi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t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O NOT EXCLUDE RESISTORS IN YOUR CIRCUIT <text:span text:style-name="T22">(unless the </text:span><text:span text:style-name="T22">diagram you are using does </text:span><text:span text:style-name="T22">not use a resistor, typically for </text:span><text:span text:style-name="T22">a motor or something like </text:span><text:span text:style-name="T22">that)</text:span>. If in doubt, consult me.</text:p>
              </text:list-item>
              <text:list-item>
                <text:p><text:span text:style-name="T23">Project ideas are on Adafruit.com, Instructables.com, </text:span><text:span text:style-name="T23">or anywhere else</text:span></text:p>
              </text:list-item>
              <text:list-item>
                <text:p><text:span text:style-name="T23">Tutorial PDF is available on Google Classroom</text:span></text:p>
              </text:list-item>
              <text:list-item>
                <text:p><text:span text:style-name="T23">First try to complete one of the tutorials in the </text:span><text:span text:style-name="T23">Adeept Starter Kit PDF, It’s meant for the Raspberry </text:span><text:span text:style-name="T23">Pi, but you can easily change the code to work with </text:span><text:span text:style-name="T23">the arduin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adornments="Bold" style:font-pitch="fixed"/>
    <style:font-face style:name="Hack" svg:font-family="Hack" style:font-adornments="Regular" style:font-pitch="fixed"/>
    <style:font-face style:name="Hack3" svg:font-family="Hack" style:font-adornments="標準" style:font-pitch="fixed"/>
    <style:font-face style:name="Baekmuk Batang" svg:font-family="'Baekmuk Batang'" style:font-adornments="Regular" style:font-pitch="variable"/>
    <style:font-face style:name="FontAwesome1" svg:font-family="FontAwesome" style:font-pitch="variable"/>
    <style:font-face style:name="FontAwesome" svg:font-family="FontAwesome" style:font-adornments="Semibold" style:font-pitch="variable"/>
    <style:font-face style:name="Hack2" svg:font-family="Hack" style:font-adornments="標準" style:font-pitch="variable"/>
    <style:font-face style:name="Icons1" svg:font-family="Icons" style:font-pitch="variable"/>
    <style:font-face style:name="Icons" svg:font-family="Icons" style:font-adornments="Semibold" style:font-pitch="variable"/>
    <style:font-face style:name="Source Sans Pro3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svg:stroke-color="#3465a4"/>
      <style:paragraph-properties fo:margin-left="0cm" fo:margin-right="0cm" fo:margin-top="0cm" fo:margin-bottom="0.4cm" fo:text-indent="0cm"/>
      <style:text-properties fo:color="#127622" style:font-name="Baekmuk Batang" fo:font-family="'Baekmuk Batang'" style:font-style-name="Regular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11:22:19.483068837</meta:creation-date>
    <meta:editing-duration>PT8H1M50S</meta:editing-duration>
    <meta:editing-cycles>27</meta:editing-cycles>
    <meta:generator>LibreOffice/6.2.3.2$Linux_X86_64 LibreOffice_project/20$Build-2</meta:generator>
    <dc:title>Midnightblue</dc:title>
    <dc:date>2019-05-21T10:34:31.119537137</dc:date>
    <meta:document-statistic meta:object-count="91"/>
  </office:meta>
</office:document-meta>
</file>